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59515">
            <text:p>14859515</text:p>
          </table:table-cell>
          <table:table-cell>
            <draw:frame table:end-cell-address="Feuille1.O26" table:end-x="0.145cm" table:end-y="0.346cm" draw:z-index="0" draw:style-name="gr1" draw:text-style-name="P1" svg:width="27.141cm" svg:height="11.078cm" svg:x="0.102cm" svg:y="0.107cm">
              <draw:object draw:notify-on-update-of-ranges="Feuille1.A2:Feuille1.A100 Feuille1.B2:Feuille1.B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847957">
            <text:p>8384795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964404">
            <text:p>679644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739068">
            <text:p>1877390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2285075">
            <text:p>822850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471920">
            <text:p>6247192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239121">
            <text:p>6223912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200224">
            <text:p>672002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2484284">
            <text:p>8248428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081527">
            <text:p>700815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914974">
            <text:p>6991497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163659">
            <text:p>7216365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085819">
            <text:p>7808581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7450984">
            <text:p>8745098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345257">
            <text:p>8234525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755583">
            <text:p>8375558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388692">
            <text:p>8638869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7821061">
            <text:p>33782106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413430">
            <text:p>10741343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2038862">
            <text:p>9203886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826660">
            <text:p>9782666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9047691">
            <text:p>10904769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052485">
            <text:p>1000524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766279">
            <text:p>10076627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8470591">
            <text:p>10847059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8040098">
            <text:p>11804009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2047026">
            <text:p>1120470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2659583">
            <text:p>11265958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774350">
            <text:p>11277435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618108">
            <text:p>1166181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2478685">
            <text:p>12247868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2301403">
            <text:p>1223014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272793">
            <text:p>12927279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1769090">
            <text:p>12176909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239622">
            <text:p>12523962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5895800">
            <text:p>1458958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1917331">
            <text:p>35191733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3314478">
            <text:p>18331447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2977174">
            <text:p>14297717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9506526">
            <text:p>16950652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3840726">
            <text:p>14384072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7195792">
            <text:p>16719579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6486896">
            <text:p>14648689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0803368">
            <text:p>16080336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9154528">
            <text:p>14915452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7412147">
            <text:p>15741214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5622995">
            <text:p>1556229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2955947">
            <text:p>1629559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6270542">
            <text:p>19627054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1652107">
            <text:p>17165210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056077">
            <text:p>16805607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48784334">
            <text:p>84878433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2342925">
            <text:p>1623429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877640">
            <text:p>16887764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274485">
            <text:p>17427448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654510">
            <text:p>17765451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3555092">
            <text:p>17355509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822263">
            <text:p>18082226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3290218">
            <text:p>18329021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2352955">
            <text:p>18235295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2132752">
            <text:p>18213275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3054269">
            <text:p>39305426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11224763">
            <text:p>21122476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2009354">
            <text:p>20200935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40389088">
            <text:p>24038908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98109378">
            <text:p>29810937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4585895">
            <text:p>23458589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81985327">
            <text:p>158198532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51602188">
            <text:p>25160218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2352722">
            <text:p>24235272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8249805">
            <text:p>21824980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3024878">
            <text:p>23302487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16571689">
            <text:p>21657168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3326257">
            <text:p>23332625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32260698">
            <text:p>23226069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7148089">
            <text:p>23714808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28991707">
            <text:p>22899170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63962724">
            <text:p>176396272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9615577">
            <text:p>2396155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0728607">
            <text:p>23072860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774443">
            <text:p>36077444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8586524">
            <text:p>24858652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6030044">
            <text:p>129603004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0239797">
            <text:p>24023979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32395526">
            <text:p>23239552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2530004">
            <text:p>24253000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1288562">
            <text:p>2812885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50003382">
            <text:p>85000338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61177294">
            <text:p>26117729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53803753">
            <text:p>25380375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1654090">
            <text:p>2616540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61425023">
            <text:p>2614250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71147085">
            <text:p>27114708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79731744">
            <text:p>27973174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72666114">
            <text:p>27266611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8715520">
            <text:p>26871552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9458473">
            <text:p>28945847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79611846">
            <text:p>27961184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4316356">
            <text:p>28431635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00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6:12.95</dc:date>
    <dc:creator>Olivier Villequey</dc:creator>
    <meta:document-statistic meta:table-count="1" meta:cell-count="2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42cm" svg:height="11.079cm" xlink:href=".." xlink:type="simple" chart:class="chart:bar" chart:style-name="ch1">
        <chart:legend chart:legend-position="end" svg:x="24.799cm" svg:y="4.965cm" style:legend-expansion="high" chart:style-name="ch2"/>
        <chart:plot-area chart:style-name="ch3" table:cell-range-address="Feuille1.A2:Feuille1.B100" svg:x="0.992cm" svg:y="1.019cm" svg:width="22.723cm" svg:height="9.419cm">
          <chartooo:coordinate-region svg:x="3.095cm" svg:y="1.232cm" svg:width="20.537cm" svg:height="8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100" chart:class="chart:bar">
            <chart:data-point chart:repeated="99"/>
          </chart:series>
          <chart:series chart:style-name="ch8" chart:values-cell-range-address="Feuille1.B2:Feuille1.B100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00</svg:desc>
                </draw:g>
              </table:table-cell>
              <table:table-cell office:value-type="float" office:value="14859515">
                <text:p>14859515</text:p>
                <draw:g>
                  <svg:desc>Feuille1.B2:Feui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3847957">
                <text:p>83847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7964404">
                <text:p>67964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7739068">
                <text:p>187739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2285075">
                <text:p>82285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2471920">
                <text:p>62471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239121">
                <text:p>62239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7200224">
                <text:p>67200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2484284">
                <text:p>82484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0081527">
                <text:p>70081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9914974">
                <text:p>69914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2163659">
                <text:p>72163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8085819">
                <text:p>78085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7450984">
                <text:p>87450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2345257">
                <text:p>82345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3755583">
                <text:p>83755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6388692">
                <text:p>86388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7821061">
                <text:p>337821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7413430">
                <text:p>107413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038862">
                <text:p>92038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7826660">
                <text:p>97826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9047691">
                <text:p>109047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0052485">
                <text:p>100052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0766279">
                <text:p>10076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8470591">
                <text:p>108470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8040098">
                <text:p>118040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2047026">
                <text:p>112047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2659583">
                <text:p>11265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2774350">
                <text:p>112774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6618108">
                <text:p>116618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2478685">
                <text:p>122478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2301403">
                <text:p>122301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9272793">
                <text:p>129272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1769090">
                <text:p>121769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5239622">
                <text:p>125239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5895800">
                <text:p>145895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51917331">
                <text:p>351917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3314478">
                <text:p>183314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2977174">
                <text:p>142977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9506526">
                <text:p>169506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3840726">
                <text:p>143840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7195792">
                <text:p>167195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6486896">
                <text:p>146486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0803368">
                <text:p>160803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9154528">
                <text:p>149154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7412147">
                <text:p>157412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5622995">
                <text:p>155622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2955947">
                <text:p>162955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6270542">
                <text:p>196270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1652107">
                <text:p>171652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8056077">
                <text:p>168056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48784334">
                <text:p>848784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2342925">
                <text:p>162342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8877640">
                <text:p>168877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74274485">
                <text:p>17427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7654510">
                <text:p>1776545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73555092">
                <text:p>1735550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0822263">
                <text:p>180822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3290218">
                <text:p>183290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2352955">
                <text:p>182352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2132752">
                <text:p>182132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93054269">
                <text:p>393054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11224763">
                <text:p>211224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02009354">
                <text:p>202009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40389088">
                <text:p>240389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98109378">
                <text:p>298109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34585895">
                <text:p>234585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81985327">
                <text:p>15819853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602188">
                <text:p>25160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42352722">
                <text:p>2423527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8249805">
                <text:p>218249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33024878">
                <text:p>233024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16571689">
                <text:p>216571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33326257">
                <text:p>233326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2260698">
                <text:p>2322606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37148089">
                <text:p>237148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28991707">
                <text:p>228991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63962724">
                <text:p>1763962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39615577">
                <text:p>2396155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30728607">
                <text:p>230728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60774443">
                <text:p>360774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48586524">
                <text:p>248586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6030044">
                <text:p>1296030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0239797">
                <text:p>240239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2395526">
                <text:p>232395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42530004">
                <text:p>24253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81288562">
                <text:p>281288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0003382">
                <text:p>850003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61177294">
                <text:p>261177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3803753">
                <text:p>253803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61654090">
                <text:p>2616540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61425023">
                <text:p>261425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71147085">
                <text:p>271147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79731744">
                <text:p>279731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72666114">
                <text:p>272666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68715520">
                <text:p>2687155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89458473">
                <text:p>289458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79611846">
                <text:p>279611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84316356">
                <text:p>284316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